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3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5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6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7" style:parent-style-name="Standard" style:list-style-name="LFO1" style:family="paragraph">
      <style:text-properties style:font-name="Arial" style:font-name-complex="Arial" fo:font-size="11pt" style:font-size-asian="11pt" style:font-size-complex="11pt"/>
    </style:style>
    <style:style style:name="P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0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1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2" style:parent-style-name="Standard" style:list-style-name="LFO2" style:family="paragraph">
      <style:text-properties style:font-name="Arial" style:font-name-complex="Arial" fo:font-size="11pt" style:font-size-asian="11pt" style:font-size-complex="11pt"/>
    </style:style>
    <style:style style:name="P1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5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6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7" style:parent-style-name="Standard" style:list-style-name="LFO3" style:family="paragraph"/>
    <style:style style:name="T18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9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20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2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3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24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25" style:parent-style-name="Standard" style:list-style-name="LFO4" style:family="paragraph"/>
    <style:style style:name="T26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27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28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2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1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32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33" style:parent-style-name="Standard" style:list-style-name="LFO5" style:family="paragraph"/>
    <style:style style:name="T34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35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36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37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38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39" style:parent-style-name="Fonteparág.padrão" style:family="text">
      <style:text-properties style:font-name="Arial" style:font-name-complex="Arial" fo:font-weight="bold" style:font-weight-asian="bold" style:font-weight-complex="bold" fo:color="#000000" fo:font-size="11pt" style:font-size-asian="11pt" style:font-size-complex="11pt"/>
    </style:style>
    <style:style style:name="T40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41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4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43" style:parent-style-name="Standard" style:list-style-name="LFO5" style:family="paragraph">
      <style:text-properties style:font-name="Arial" style:font-name-complex="Arial" fo:font-size="11pt" style:font-size-asian="11pt" style:font-size-complex="11pt"/>
    </style:style>
    <style:style style:name="P4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4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4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47" style:parent-style-name="Standard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P48" style:parent-style-name="Standard" style:family="paragraph">
      <style:paragraph-properties fo:text-align="center"/>
    </style:style>
    <style:style style:name="T49" style:parent-style-name="Fonteparág.padrão" style:family="text">
      <style:text-properties style:font-name="Arial" style:font-name-complex="Arial" fo:font-size="11pt" style:font-size-asian="11pt" style:font-size-complex="11pt"/>
    </style:style>
  </office:automatic-styles>
  <office:body>
    <office:text text:use-soft-page-breaks="true">
      <text:p text:style-name="P1">GENESYS PETSHOP 1.0</text:p>
      <text:p text:style-name="P2">TERMOS DE USO E LICENÇA</text:p>
      <text:p text:style-name="P3"/>
      <text:p text:style-name="P4"/>
      <text:p text:style-name="P5">1<text:s/>–<text:s/>LICENÇA</text:p>
      <text:p text:style-name="P6"/>
      <text:list text:style-name="LFO1" text:continue-numbering="true">
        <text:list-item>
          <text:p text:style-name="P7">QUANTAS CÓPIAS DO SISTEMA POSSO UTILIZAR COM 01 LICENÇA? APENAS 01 CÓPIA, OU SEJA, CADA CÓPIA DO SISTEMA IRÁ POSSUIR A SUA<text:s/>PRÓPRIA LICENÇA. UTILIZAR A MESMA LICENÇA DO SISTEMA EM MAIS DE UM SISTEMA OPERACIONAL, SERÁ CONSIDERADO QUEBRA DOS TERMOS DE USO, E PODERÁ OCASIONAR EM BLOQUEIO DA LICENÇA AUTOMATICAMENTE EM UM DOS DISPOSITIVOS.</text:p>
        </text:list-item>
      </text:list>
      <text:p text:style-name="P8"/>
      <text:p text:style-name="P9"/>
      <text:p text:style-name="P10">2<text:s/>–<text:s/>USO</text:p>
      <text:p text:style-name="P11"/>
      <text:list text:style-name="LFO2" text:continue-numbering="true">
        <text:list-item>
          <text:p text:style-name="P12">FICA EXPRESSAMENTE PROIBIDO REVENDER O SISTEMA, REDISTRIBUIR OU QUALQUER COISA QUE LEVE A UTILIZAÇÃO DO SISTEMA SEM AS DEVIDAS LICENÇAS DE USO, COMO POR EXEMPLO DISPONIBILIZÁ-LO EM SITES DE DOWNLOAD. A GARANTIA DO BOM FUNCIONAMENTO SISTEMA IRÁ DEPENDER DO BOM FUNCIONAMENTO DO HARDWARE E<text:s/>SOFTWARE DO CLIENTE, O MAU USO DO SISTEMA OCASIONARÁ PERDA DE GARANTIA E DADOS DO BANCO DE DADOS.</text:p>
        </text:list-item>
      </text:list>
      <text:p text:style-name="P13"/>
      <text:p text:style-name="P14"/>
      <text:p text:style-name="P15">3<text:s/>–<text:s/>SUPORTE</text:p>
      <text:p text:style-name="P16"/>
      <text:list text:style-name="LFO3" text:continue-numbering="true">
        <text:list-item>
          <text:p text:style-name="P17"><text:span text:style-name="T18">O CANAL DE SUPORTE OFICIAL DO SISTEMA PODE SER ACESSADO EM:<text:s/></text:span><text:span text:style-name="T19">WWW.TAIMBER.COM</text:span><text:span text:style-name="T20">, O SUPORTE NÃO CONTEMPLA ACESSO REMOTO A MÁQUINA DO CLIENTE.</text:span></text:p>
        </text:list-item>
      </text:list>
      <text:p text:style-name="P21"/>
      <text:p text:style-name="P22"/>
      <text:p text:style-name="P23">4<text:s/>–<text:s/>GARANTIAS</text:p>
      <text:p text:style-name="P24"/>
      <text:list text:style-name="LFO4" text:continue-numbering="true">
        <text:list-item>
          <text:p text:style-name="P25"><text:span text:style-name="T26">O SISTEMA SE FOR BEM UTILIZADO, TEM O SEU FUNCIONAMENTO CORRETO COM PRECISÃO NO PROCESSAMENTO DOS DADOS, EM CASO DE ALGUMA EVENTUAL FALHA OU BUG, AS ATUALIZAÇÕES SERÃO LANÇADAS GRATUITAMENTE EM:<text:s/></text:span><text:span text:style-name="T27">WWW.TAIMBER.COM</text:span><text:span text:style-name="T28">.</text:span></text:p>
        </text:list-item>
      </text:list>
      <text:p text:style-name="P29"/>
      <text:p text:style-name="P30"/>
      <text:p text:style-name="P31">5<text:s/>–<text:s/>BACKUPS</text:p>
      <text:p text:style-name="P32"/>
      <text:list text:style-name="LFO5" text:continue-numbering="true">
        <text:list-item>
          <text:p text:style-name="P33"><text:span text:style-name="T34">É DE</text:span><text:span text:style-name="T35"><text:s/></text:span><text:span text:style-name="T36">RESPONSABILIDADE DO CLIENTE REALIZAR OS BACKUPS<text:s/></text:span><text:span text:style-name="T37">PERIÓDICOS DOS</text:span><text:span text:style-name="T38"><text:s/>SEUS DADOS, PARA REALIZAR O BACKUP BASTA COPIAR A PASTA DE INSTALAÇÃO DO SISTEMA PARA ONDE O CLIENTE DESEJAR, E PARA QUE ISTO SEJA FEITO COM GARANTIA É NECESSÁRIO ESTAR<text:s/></text:span><text:span text:style-name="T39">COM O SISTEMA FECHADO</text:span><text:span text:style-name="T40">.<text:s/></text:span><text:span text:style-name="T41">O BANCO DE DADOS DO SISTEMA ESTÁ DENTRO DA PRÓPRIA PASTA DE INSTALAÇÃO DO SISTEMA, E NÃO NA NUVEM.</text:span></text:p>
        </text:list-item>
      </text:list>
      <text:p text:style-name="P42"/>
      <text:list text:style-name="LFO5" text:continue-numbering="true">
        <text:list-item>
          <text:p text:style-name="P43">SE O CLIENTE EXCLUIR A PASTA DE INSTALAÇÃO DO SISTEMA, O BANCO DE DADOS TAMBÉM SERÁ EXCLUÍDO, POR TANTO É PRECISO CAUTELA AO REALIZAR O BACKUP.</text:p>
        </text:list-item>
      </text:list>
      <text:p text:style-name="P44"/>
      <text:p text:style-name="P45"/>
      <text:p text:style-name="P46"/>
      <text:p text:style-name="P47">DESENVOLVEDOR – TAIMBER SOFTWARE</text:p>
      <text:p text:style-name="P48"><text:span text:style-name="T49">WWW.TAIMBER.CO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otebook</dc:creator>
    <meta:creation-date>2022-07-06T12:28:00Z</meta:creation-date>
    <dc:date>2022-10-14T16:02:00Z</dc:date>
    <meta:template xlink:href="Normal" xlink:type="simple"/>
    <meta:editing-cycles>150</meta:editing-cycles>
    <meta:editing-duration>PT31320S</meta:editing-duration>
    <meta:document-statistic meta:page-count="1" meta:paragraph-count="3" meta:word-count="272" meta:character-count="1741" meta:row-count="12" meta:non-whitespace-character-count="1472"/>
  </office:meta>
</office:document-meta>
</file>